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95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6.70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66cm"/>
    </style:style>
    <style:style style:name="co7" style:family="table-column">
      <style:table-column-properties fo:break-before="auto" style:column-width="2.261cm"/>
    </style:style>
    <style:style style:name="co8" style:family="table-column">
      <style:table-column-properties fo:break-before="auto" style:column-width="0.905cm"/>
    </style:style>
    <style:style style:name="co9" style:family="table-column">
      <style:table-column-properties fo:break-before="auto" style:column-width="1.686cm"/>
    </style:style>
    <style:style style:name="co10" style:family="table-column">
      <style:table-column-properties fo:break-before="auto" style:column-width="9.114cm"/>
    </style:style>
    <style:style style:name="co11" style:family="table-column">
      <style:table-column-properties fo:break-before="auto" style:column-width="8.915cm"/>
    </style:style>
    <style:style style:name="co12" style:family="table-column">
      <style:table-column-properties fo:break-before="auto" style:column-width="4.676cm"/>
    </style:style>
    <style:style style:name="co13" style:family="table-column">
      <style:table-column-properties fo:break-before="auto" style:column-width="7.551cm"/>
    </style:style>
    <style:style style:name="co14" style:family="table-column">
      <style:table-column-properties fo:break-before="auto" style:column-width="2.773cm"/>
    </style:style>
    <style:style style:name="co15" style:family="table-column">
      <style:table-column-properties fo:break-before="auto" style:column-width="3.253cm"/>
    </style:style>
    <style:style style:name="co16" style:family="table-column">
      <style:table-column-properties fo:break-before="auto" style:column-width="7.5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/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ext-properties style:font-name="Liberation Sans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9" style:family="table-cell" style:parent-style-name="Default" style:data-style-name="N100">
      <style:text-properties style:font-name="Liberation Sans"/>
    </style:style>
    <style:style style:name="ce31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Kunden.$A$2:$Kunden.$A$31])" table:allow-empty-cell="true" table:display-list="unsorted" table:base-cell-address="AR.D1">
          <table:error-message table:message-type="stop" table:display="true"/>
        </table:content-validation>
        <table:content-validation table:name="val2" table:base-cell-address="AR.G1">
          <table:error-message table:message-type="stop" table:display="true"/>
        </table:content-validation>
      </table:content-validations>
      <table:table table:name="AR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8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default-cell-style-name="Default"/>
        <table:table-column table:style-name="co5" table:visibility="collapse" table:number-columns-repeated="2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5" table:default-cell-style-name="ce6"/>
        <table:table-column table:style-name="co5" table:default-cell-style-name="Default"/>
        <table:table-column table:style-name="co5" table:default-cell-style-name="ce6"/>
        <table:table-column table:style-name="co5" table:default-cell-style-name="Default"/>
        <table:table-column table:style-name="co5" table:default-cell-style-name="ce6"/>
        <table:table-column table:style-name="co5" table:default-cell-style-name="Default"/>
        <table:table-column table:style-name="co5" table:default-cell-style-name="ce6"/>
        <table:table-column table:style-name="co5" table:default-cell-style-name="Default"/>
        <table:table-column table:style-name="co5" table:number-columns-repeated="4" table:default-cell-style-name="ce6"/>
        <table:table-column table:style-name="co5" table:number-columns-repeated="37" table:default-cell-style-name="Default"/>
        <table:table-row table:style-name="ro1"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Monat</text:p>
          </table:table-cell>
          <table:table-cell table:style-name="ce3" office:value-type="string" calcext:value-type="string">
            <text:p>Datum</text:p>
          </table:table-cell>
          <table:table-cell table:style-name="ce1" office:value-type="string" calcext:value-type="string">
            <text:p>Kunde</text:p>
          </table:table-cell>
          <table:table-cell table:style-name="ce1" office:value-type="string" calcext:value-type="string">
            <text:p>DebNr</text:p>
          </table:table-cell>
          <table:table-cell table:style-name="ce1" office:value-type="string" calcext:value-type="string">
            <text:p>Firma1</text:p>
          </table:table-cell>
          <table:table-cell table:style-name="ce1" table:content-validation-name="val2" office:value-type="string" calcext:value-type="string">
            <text:p>Firma2</text:p>
          </table:table-cell>
          <table:table-cell table:style-name="ce1" office:value-type="string" calcext:value-type="string">
            <text:p>Strasse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ReNr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Pos1</text:p>
          </table:table-cell>
          <table:table-cell table:style-name="ce5" office:value-type="string" calcext:value-type="string">
            <text:p>netto1</text:p>
          </table:table-cell>
          <table:table-cell table:style-name="ce1" office:value-type="string" calcext:value-type="string">
            <text:p>Pos2</text:p>
          </table:table-cell>
          <table:table-cell table:style-name="ce5" office:value-type="string" calcext:value-type="string">
            <text:p>netto2</text:p>
          </table:table-cell>
          <table:table-cell table:style-name="ce1" office:value-type="string" calcext:value-type="string">
            <text:p>Pos3</text:p>
          </table:table-cell>
          <table:table-cell table:style-name="ce5" office:value-type="string" calcext:value-type="string">
            <text:p>netto3</text:p>
          </table:table-cell>
          <table:table-cell table:style-name="ce1" office:value-type="string" calcext:value-type="string">
            <text:p>Pos4</text:p>
          </table:table-cell>
          <table:table-cell table:style-name="ce5" office:value-type="string" calcext:value-type="string">
            <text:p>netto4</text:p>
          </table:table-cell>
          <table:table-cell table:style-name="ce1" office:value-type="string" calcext:value-type="string">
            <text:p>Pos5</text:p>
          </table:table-cell>
          <table:table-cell table:style-name="ce5" office:value-type="string" calcext:value-type="string">
            <text:p>netto5</text:p>
          </table:table-cell>
          <table:table-cell table:style-name="ce5" office:value-type="string" calcext:value-type="string">
            <text:p>GesNetto</text:p>
          </table:table-cell>
          <table:table-cell table:style-name="ce5" office:value-type="string" calcext:value-type="string">
            <text:p>USt</text:p>
          </table:table-cell>
          <table:table-cell table:style-name="ce5" office:value-type="string" calcext:value-type="string">
            <text:p>brutto</text:p>
          </table:table-cell>
          <table:table-cell table:style-name="ce1"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ATE(jahr;erstermonat+[.B2]-1;[.A2])" office:value-type="date" office:date-value="2021-05-10" calcext:value-type="date">
            <text:p>10.05.2021</text:p>
          </table:table-cell>
          <table:table-cell table:content-validation-name="val1" office:value-type="string" calcext:value-type="string">
            <text:p>10001--Bad Wiesseer Trachtenhaus e.K.</text:p>
          </table:table-cell>
          <table:table-cell table:content-validation-name="val2" table:formula="of:=VLOOKUP([.$D2];Kunden;2;0)" office:value-type="float" office:value="10001" calcext:value-type="float">
            <text:p>10001</text:p>
          </table:table-cell>
          <table:table-cell table:content-validation-name="val2" table:formula="of:=VLOOKUP([.$D2];Kunden;3;0)" office:value-type="float" office:value="0" calcext:value-type="float">
            <text:p/>
          </table:table-cell>
          <table:table-cell table:content-validation-name="val2" table:formula="of:=VLOOKUP([.$D2];Kunden;4;0)" office:value-type="string" office:string-value="Bad Wiesseer Trachtenhaus e.K." calcext:value-type="string">
            <text:p>Bad Wiesseer Trachtenhaus e.K.</text:p>
          </table:table-cell>
          <table:table-cell table:content-validation-name="val2" table:formula="of:=VLOOKUP([.$D2];Kunden;5;0)" office:value-type="string" office:string-value="Hirschbergstraße 23" calcext:value-type="string">
            <text:p>Hirschbergstraße 23</text:p>
          </table:table-cell>
          <table:table-cell table:content-validation-name="val2" table:formula="of:=VLOOKUP([.$D2];Kunden;6;0)" office:value-type="float" office:value="83707" calcext:value-type="float">
            <text:p>83707</text:p>
          </table:table-cell>
          <table:table-cell table:content-validation-name="val2" table:formula="of:=VLOOKUP([.$D2];Kunden;7;0)" office:value-type="string" office:string-value="Bad Wiessee" calcext:value-type="string">
            <text:p>Bad Wiessee</text:p>
          </table:table-cell>
          <table:table-cell table:content-validation-name="val2" table:formula="of:=IF(VLOOKUP([.$D2];Kunden;8;0)=&quot;Deutschland&quot;;&quot;&quot;;VLOOKUP([.$D2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32" calcext:value-type="float">
            <text:p>1600532</text:p>
          </table:table-cell>
          <table:table-cell office:value-type="string" calcext:value-type="string">
            <text:p>Neue Umkleidekabinen</text:p>
          </table:table-cell>
          <table:table-cell/>
          <table:table-cell office:value-type="float" office:value="12060.3361344538" calcext:value-type="float">
            <text:p>12.060,34</text:p>
          </table:table-cell>
          <table:table-cell table:number-columns-repeated="8"/>
          <table:table-cell table:formula="of:=[.P2]+[.R2]+[.T2]+[.V2]+[.X2]" office:value-type="float" office:value="12060.3361344538" calcext:value-type="float">
            <text:p>12.060,34</text:p>
          </table:table-cell>
          <table:table-cell table:formula="of:=[.Y2]*UStSatz/100" office:value-type="float" office:value="2291.46386554622" calcext:value-type="float">
            <text:p>2.291,46</text:p>
          </table:table-cell>
          <table:table-cell table:formula="of:=[.Y2]+[.Z2]" office:value-type="float" office:value="14351.8" calcext:value-type="float">
            <text:p>14.351,80</text:p>
          </table:table-cell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ATE(jahr;erstermonat+[.B3]-1;[.A3])" office:value-type="date" office:date-value="2021-05-10" calcext:value-type="date">
            <text:p>10.05.2021</text:p>
          </table:table-cell>
          <table:table-cell table:content-validation-name="val1" office:value-type="string" calcext:value-type="string">
            <text:p>10004--Optik Höllerich</text:p>
          </table:table-cell>
          <table:table-cell table:content-validation-name="val2" table:formula="of:=VLOOKUP([.$D3];Kunden;2;0)" office:value-type="float" office:value="10004" calcext:value-type="float">
            <text:p>10004</text:p>
          </table:table-cell>
          <table:table-cell table:content-validation-name="val2" table:formula="of:=VLOOKUP([.$D3];Kunden;3;0)" office:value-type="float" office:value="0" calcext:value-type="float">
            <text:p/>
          </table:table-cell>
          <table:table-cell table:content-validation-name="val2" table:formula="of:=VLOOKUP([.$D3];Kunden;4;0)" office:value-type="string" office:string-value="Optik Höllerich" calcext:value-type="string">
            <text:p>Optik Höllerich</text:p>
          </table:table-cell>
          <table:table-cell table:content-validation-name="val2" table:formula="of:=VLOOKUP([.$D3];Kunden;5;0)" office:value-type="string" office:string-value="Am Eichkobel 26" calcext:value-type="string">
            <text:p>Am Eichkobel 26</text:p>
          </table:table-cell>
          <table:table-cell table:content-validation-name="val2" table:formula="of:=VLOOKUP([.$D3];Kunden;6;0)" office:value-type="float" office:value="86399" calcext:value-type="float">
            <text:p>86399</text:p>
          </table:table-cell>
          <table:table-cell table:content-validation-name="val2" table:formula="of:=VLOOKUP([.$D3];Kunden;7;0)" office:value-type="string" office:string-value="Straßberg bei Bobingen" calcext:value-type="string">
            <text:p>Straßberg bei Bobingen</text:p>
          </table:table-cell>
          <table:table-cell table:content-validation-name="val2" table:formula="of:=IF(VLOOKUP([.$D3];Kunden;8;0)=&quot;Deutschland&quot;;&quot;&quot;;VLOOKUP([.$D3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33" calcext:value-type="float">
            <text:p>1600533</text:p>
          </table:table-cell>
          <table:table-cell office:value-type="string" calcext:value-type="string">
            <text:p>Neugestaltung Ihres Ladenlokals</text:p>
          </table:table-cell>
          <table:table-cell/>
          <table:table-cell office:value-type="float" office:value="43650" calcext:value-type="float">
            <text:p>43.650,00</text:p>
          </table:table-cell>
          <table:table-cell table:number-columns-repeated="8"/>
          <table:table-cell table:formula="of:=[.P3]+[.R3]+[.T3]+[.V3]+[.X3]" office:value-type="float" office:value="43650" calcext:value-type="float">
            <text:p>43.650,00</text:p>
          </table:table-cell>
          <table:table-cell table:formula="of:=[.Y3]*UStSatz/100" office:value-type="float" office:value="8293.5" calcext:value-type="float">
            <text:p>8.293,50</text:p>
          </table:table-cell>
          <table:table-cell table:formula="of:=[.Y3]+[.Z3]" office:value-type="float" office:value="51943.5" calcext:value-type="float">
            <text:p>51.943,50</text:p>
          </table:table-cell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ATE(jahr;erstermonat+[.B4]-1;[.A4])" office:value-type="date" office:date-value="2021-05-10" calcext:value-type="date">
            <text:p>10.05.2021</text:p>
          </table:table-cell>
          <table:table-cell table:content-validation-name="val1" office:value-type="string" calcext:value-type="string">
            <text:p>10003--Juwelier L. F. Hirtreiter GmbH</text:p>
          </table:table-cell>
          <table:table-cell table:content-validation-name="val2" table:formula="of:=VLOOKUP([.$D4];Kunden;2;0)" office:value-type="float" office:value="10003" calcext:value-type="float">
            <text:p>10003</text:p>
          </table:table-cell>
          <table:table-cell table:content-validation-name="val2" table:formula="of:=VLOOKUP([.$D4];Kunden;3;0)" office:value-type="float" office:value="0" calcext:value-type="float">
            <text:p/>
          </table:table-cell>
          <table:table-cell table:content-validation-name="val2" table:formula="of:=VLOOKUP([.$D4];Kunden;4;0)" office:value-type="string" office:string-value="Juwelier L. F. Hirtreiter GmbH" calcext:value-type="string">
            <text:p>Juwelier L. F. Hirtreiter GmbH</text:p>
          </table:table-cell>
          <table:table-cell table:content-validation-name="val2" table:formula="of:=VLOOKUP([.$D4];Kunden;5;0)" office:value-type="string" office:string-value="Stadtgraben 11" calcext:value-type="string">
            <text:p>Stadtgraben 11</text:p>
          </table:table-cell>
          <table:table-cell table:content-validation-name="val2" table:formula="of:=VLOOKUP([.$D4];Kunden;6;0)" office:value-type="float" office:value="94315" calcext:value-type="float">
            <text:p>94315</text:p>
          </table:table-cell>
          <table:table-cell table:content-validation-name="val2" table:formula="of:=VLOOKUP([.$D4];Kunden;7;0)" office:value-type="string" office:string-value="Straubing" calcext:value-type="string">
            <text:p>Straubing</text:p>
          </table:table-cell>
          <table:table-cell table:content-validation-name="val2" table:formula="of:=IF(VLOOKUP([.$D4];Kunden;8;0)=&quot;Deutschland&quot;;&quot;&quot;;VLOOKUP([.$D4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34" calcext:value-type="float">
            <text:p>1600534</text:p>
          </table:table-cell>
          <table:table-cell office:value-type="string" calcext:value-type="string">
            <text:p>Ladentheke</text:p>
          </table:table-cell>
          <table:table-cell/>
          <table:table-cell office:value-type="float" office:value="8470.16806722689" calcext:value-type="float">
            <text:p>8.470,17</text:p>
          </table:table-cell>
          <table:table-cell table:number-columns-repeated="8"/>
          <table:table-cell table:formula="of:=[.P4]+[.R4]+[.T4]+[.V4]+[.X4]" office:value-type="float" office:value="8470.16806722689" calcext:value-type="float">
            <text:p>8.470,17</text:p>
          </table:table-cell>
          <table:table-cell table:formula="of:=[.Y4]*UStSatz/100" office:value-type="float" office:value="1609.33193277311" calcext:value-type="float">
            <text:p>1.609,33</text:p>
          </table:table-cell>
          <table:table-cell table:formula="of:=[.Y4]+[.Z4]" office:value-type="float" office:value="10079.5" calcext:value-type="float">
            <text:p>10.079,50</text:p>
          </table:table-cell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DATE(jahr;erstermonat+[.B5]-1;[.A5])" office:value-type="date" office:date-value="2021-05-10" calcext:value-type="date">
            <text:p>10.05.2021</text:p>
          </table:table-cell>
          <table:table-cell table:content-validation-name="val1" office:value-type="string" calcext:value-type="string">
            <text:p>10002--design studio fischer GmbH</text:p>
          </table:table-cell>
          <table:table-cell table:content-validation-name="val2" table:formula="of:=VLOOKUP([.$D5];Kunden;2;0)" office:value-type="float" office:value="10002" calcext:value-type="float">
            <text:p>10002</text:p>
          </table:table-cell>
          <table:table-cell table:content-validation-name="val2" table:formula="of:=VLOOKUP([.$D5];Kunden;3;0)" office:value-type="float" office:value="0" calcext:value-type="float">
            <text:p/>
          </table:table-cell>
          <table:table-cell table:content-validation-name="val2" table:formula="of:=VLOOKUP([.$D5];Kunden;4;0)" office:value-type="string" office:string-value="design studio fischer GmbH" calcext:value-type="string">
            <text:p>design studio fischer GmbH</text:p>
          </table:table-cell>
          <table:table-cell table:content-validation-name="val2" table:formula="of:=VLOOKUP([.$D5];Kunden;5;0)" office:value-type="string" office:string-value="Maria Hilfstraße 8" calcext:value-type="string">
            <text:p>Maria Hilfstraße 8</text:p>
          </table:table-cell>
          <table:table-cell table:content-validation-name="val2" table:formula="of:=VLOOKUP([.$D5];Kunden;6;0)" office:value-type="float" office:value="55597" calcext:value-type="float">
            <text:p>55597</text:p>
          </table:table-cell>
          <table:table-cell table:content-validation-name="val2" table:formula="of:=VLOOKUP([.$D5];Kunden;7;0)" office:value-type="string" office:string-value="Wöllstein" calcext:value-type="string">
            <text:p>Wöllstein</text:p>
          </table:table-cell>
          <table:table-cell table:content-validation-name="val2" table:formula="of:=IF(VLOOKUP([.$D5];Kunden;8;0)=&quot;Deutschland&quot;;&quot;&quot;;VLOOKUP([.$D5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35" calcext:value-type="float">
            <text:p>1600535</text:p>
          </table:table-cell>
          <table:table-cell office:value-type="string" calcext:value-type="string">
            <text:p>Reparatur Schranktür</text:p>
          </table:table-cell>
          <table:table-cell/>
          <table:table-cell office:value-type="float" office:value="1515.33613445378" calcext:value-type="float">
            <text:p>1.515,34</text:p>
          </table:table-cell>
          <table:table-cell table:number-columns-repeated="8"/>
          <table:table-cell table:formula="of:=[.P5]+[.R5]+[.T5]+[.V5]+[.X5]" office:value-type="float" office:value="1515.33613445378" calcext:value-type="float">
            <text:p>1.515,34</text:p>
          </table:table-cell>
          <table:table-cell table:formula="of:=[.Y5]*UStSatz/100" office:value-type="float" office:value="287.913865546218" calcext:value-type="float">
            <text:p>287,91</text:p>
          </table:table-cell>
          <table:table-cell table:formula="of:=[.Y5]+[.Z5]" office:value-type="float" office:value="1803.25" calcext:value-type="float">
            <text:p>1.803,25</text:p>
          </table:table-cell>
          <table:table-cell table:number-columns-repeated="3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DATE(jahr;erstermonat+[.B6]-1;[.A6])" office:value-type="date" office:date-value="2021-05-23" calcext:value-type="date">
            <text:p>23.05.2021</text:p>
          </table:table-cell>
          <table:table-cell table:content-validation-name="val1" office:value-type="string" calcext:value-type="string">
            <text:p>10002--design studio fischer GmbH</text:p>
          </table:table-cell>
          <table:table-cell table:content-validation-name="val2" table:formula="of:=VLOOKUP([.$D6];Kunden;2;0)" office:value-type="float" office:value="10002" calcext:value-type="float">
            <text:p>10002</text:p>
          </table:table-cell>
          <table:table-cell table:content-validation-name="val2" table:formula="of:=VLOOKUP([.$D6];Kunden;3;0)" office:value-type="float" office:value="0" calcext:value-type="float">
            <text:p/>
          </table:table-cell>
          <table:table-cell table:content-validation-name="val2" table:formula="of:=VLOOKUP([.$D6];Kunden;4;0)" office:value-type="string" office:string-value="design studio fischer GmbH" calcext:value-type="string">
            <text:p>design studio fischer GmbH</text:p>
          </table:table-cell>
          <table:table-cell table:content-validation-name="val2" table:formula="of:=VLOOKUP([.$D6];Kunden;5;0)" office:value-type="string" office:string-value="Maria Hilfstraße 8" calcext:value-type="string">
            <text:p>Maria Hilfstraße 8</text:p>
          </table:table-cell>
          <table:table-cell table:content-validation-name="val2" table:formula="of:=VLOOKUP([.$D6];Kunden;6;0)" office:value-type="float" office:value="55597" calcext:value-type="float">
            <text:p>55597</text:p>
          </table:table-cell>
          <table:table-cell table:content-validation-name="val2" table:formula="of:=VLOOKUP([.$D6];Kunden;7;0)" office:value-type="string" office:string-value="Wöllstein" calcext:value-type="string">
            <text:p>Wöllstein</text:p>
          </table:table-cell>
          <table:table-cell table:content-validation-name="val2" table:formula="of:=IF(VLOOKUP([.$D6];Kunden;8;0)=&quot;Deutschland&quot;;&quot;&quot;;VLOOKUP([.$D6];Kunden;8;0))">
            <text:p/>
          </table:table-cell>
          <table:table-cell table:content-validation-name="val2" office:value-type="string" calcext:value-type="string">
            <text:p>GU</text:p>
          </table:table-cell>
          <table:table-cell office:value-type="float" office:value="1600912" calcext:value-type="float">
            <text:p>1600912</text:p>
          </table:table-cell>
          <table:table-cell/>
          <table:table-cell office:value-type="string" calcext:value-type="string">
            <text:p>GU für Fehler im Funier</text:p>
          </table:table-cell>
          <table:table-cell office:value-type="float" office:value="200" calcext:value-type="float">
            <text:p>200,00</text:p>
          </table:table-cell>
          <table:table-cell table:number-columns-repeated="8"/>
          <table:table-cell table:formula="of:=[.P6]+[.R6]+[.T6]+[.V6]+[.X6]" office:value-type="float" office:value="200" calcext:value-type="float">
            <text:p>200,00</text:p>
          </table:table-cell>
          <table:table-cell table:formula="of:=[.Y6]*UStSatz/100" office:value-type="float" office:value="38" calcext:value-type="float">
            <text:p>38,00</text:p>
          </table:table-cell>
          <table:table-cell table:formula="of:=[.Y6]+[.Z6]" office:value-type="float" office:value="238" calcext:value-type="float">
            <text:p>238,00</text:p>
          </table:table-cell>
          <table:table-cell table:number-columns-repeated="3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DATE(jahr;erstermonat+[.B7]-1;[.A7])" office:value-type="date" office:date-value="2021-05-27" calcext:value-type="date">
            <text:p>27.05.2021</text:p>
          </table:table-cell>
          <table:table-cell table:content-validation-name="val1" office:value-type="string" calcext:value-type="string">
            <text:p>10007--Bürohaus Hütter + Schneider KG</text:p>
          </table:table-cell>
          <table:table-cell table:content-validation-name="val2" table:formula="of:=VLOOKUP([.$D7];Kunden;2;0)" office:value-type="float" office:value="10007" calcext:value-type="float">
            <text:p>10007</text:p>
          </table:table-cell>
          <table:table-cell table:content-validation-name="val2" table:formula="of:=VLOOKUP([.$D7];Kunden;3;0)" office:value-type="float" office:value="0" calcext:value-type="float">
            <text:p/>
          </table:table-cell>
          <table:table-cell table:content-validation-name="val2" table:formula="of:=VLOOKUP([.$D7];Kunden;4;0)" office:value-type="string" office:string-value="Bürohaus Hütter + Schneider KG" calcext:value-type="string">
            <text:p>Bürohaus Hütter + Schneider KG</text:p>
          </table:table-cell>
          <table:table-cell table:content-validation-name="val2" table:formula="of:=VLOOKUP([.$D7];Kunden;5;0)" office:value-type="string" office:string-value="Mintropstraße 16" calcext:value-type="string">
            <text:p>Mintropstraße 16</text:p>
          </table:table-cell>
          <table:table-cell table:content-validation-name="val2" table:formula="of:=VLOOKUP([.$D7];Kunden;6;0)" office:value-type="float" office:value="40215" calcext:value-type="float">
            <text:p>40215</text:p>
          </table:table-cell>
          <table:table-cell table:content-validation-name="val2" table:formula="of:=VLOOKUP([.$D7];Kunden;7;0)" office:value-type="string" office:string-value="Düsseldorf" calcext:value-type="string">
            <text:p>Düsseldorf</text:p>
          </table:table-cell>
          <table:table-cell table:content-validation-name="val2" table:formula="of:=IF(VLOOKUP([.$D7];Kunden;8;0)=&quot;Deutschland&quot;;&quot;&quot;;VLOOKUP([.$D7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36" calcext:value-type="float">
            <text:p>1600536</text:p>
          </table:table-cell>
          <table:table-cell/>
          <table:table-cell office:value-type="string" calcext:value-type="string">
            <text:p>Schreibtische, Stehpulte gem. Lieferschein</text:p>
          </table:table-cell>
          <table:table-cell office:value-type="float" office:value="23473.2773109244" calcext:value-type="float">
            <text:p>23.473,28</text:p>
          </table:table-cell>
          <table:table-cell table:number-columns-repeated="8"/>
          <table:table-cell table:formula="of:=[.P7]+[.R7]+[.T7]+[.V7]+[.X7]" office:value-type="float" office:value="23473.2773109244" calcext:value-type="float">
            <text:p>23.473,28</text:p>
          </table:table-cell>
          <table:table-cell table:formula="of:=[.Y7]*UStSatz/100" office:value-type="float" office:value="4459.92268907564" calcext:value-type="float">
            <text:p>4.459,92</text:p>
          </table:table-cell>
          <table:table-cell table:formula="of:=[.Y7]+[.Z7]" office:value-type="float" office:value="27933.2" calcext:value-type="float">
            <text:p>27.933,20</text:p>
          </table:table-cell>
          <table:table-cell table:number-columns-repeated="3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DATE(jahr;erstermonat+[.B8]-1;[.A8])" office:value-type="date" office:date-value="2021-05-27" calcext:value-type="date">
            <text:p>27.05.2021</text:p>
          </table:table-cell>
          <table:table-cell table:content-validation-name="val1" office:value-type="string" calcext:value-type="string">
            <text:p>10006--Gaius Optus Einrichtungshaus e.K.</text:p>
          </table:table-cell>
          <table:table-cell table:content-validation-name="val2" table:formula="of:=VLOOKUP([.$D8];Kunden;2;0)" office:value-type="float" office:value="10006" calcext:value-type="float">
            <text:p>10006</text:p>
          </table:table-cell>
          <table:table-cell table:content-validation-name="val2" table:formula="of:=VLOOKUP([.$D8];Kunden;3;0)" office:value-type="float" office:value="0" calcext:value-type="float">
            <text:p/>
          </table:table-cell>
          <table:table-cell table:content-validation-name="val2" table:formula="of:=VLOOKUP([.$D8];Kunden;4;0)" office:value-type="string" office:string-value="Gaius Optus Einrichtungshaus e.K." calcext:value-type="string">
            <text:p>Gaius Optus Einrichtungshaus e.K.</text:p>
          </table:table-cell>
          <table:table-cell table:content-validation-name="val2" table:formula="of:=VLOOKUP([.$D8];Kunden;5;0)" office:value-type="string" office:string-value="Am Speiergarten 13" calcext:value-type="string">
            <text:p>Am Speiergarten 13</text:p>
          </table:table-cell>
          <table:table-cell table:content-validation-name="val2" table:formula="of:=VLOOKUP([.$D8];Kunden;6;0)" office:value-type="float" office:value="65191" calcext:value-type="float">
            <text:p>65191</text:p>
          </table:table-cell>
          <table:table-cell table:content-validation-name="val2" table:formula="of:=VLOOKUP([.$D8];Kunden;7;0)" office:value-type="string" office:string-value="Wiesbaden" calcext:value-type="string">
            <text:p>Wiesbaden</text:p>
          </table:table-cell>
          <table:table-cell table:content-validation-name="val2" table:formula="of:=IF(VLOOKUP([.$D8];Kunden;8;0)=&quot;Deutschland&quot;;&quot;&quot;;VLOOKUP([.$D8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37" calcext:value-type="float">
            <text:p>1600537</text:p>
          </table:table-cell>
          <table:table-cell/>
          <table:table-cell office:value-type="string" calcext:value-type="string">
            <text:p>Sideboards, Regale gem. Lieferschein</text:p>
          </table:table-cell>
          <table:table-cell office:value-type="float" office:value="28278.487394958" calcext:value-type="float">
            <text:p>28.278,49</text:p>
          </table:table-cell>
          <table:table-cell table:number-columns-repeated="8"/>
          <table:table-cell table:formula="of:=[.P8]+[.R8]+[.T8]+[.V8]+[.X8]" office:value-type="float" office:value="28278.487394958" calcext:value-type="float">
            <text:p>28.278,49</text:p>
          </table:table-cell>
          <table:table-cell table:formula="of:=[.Y8]*UStSatz/100" office:value-type="float" office:value="5372.91260504202" calcext:value-type="float">
            <text:p>5.372,91</text:p>
          </table:table-cell>
          <table:table-cell table:formula="of:=[.Y8]+[.Z8]" office:value-type="float" office:value="33651.4" calcext:value-type="float">
            <text:p>33.651,40</text:p>
          </table:table-cell>
          <table:table-cell table:number-columns-repeated="3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DATE(jahr;erstermonat+[.B9]-1;[.A9])" office:value-type="date" office:date-value="2021-06-02" calcext:value-type="date">
            <text:p>02.06.2021</text:p>
          </table:table-cell>
          <table:table-cell table:content-validation-name="val1" office:value-type="string" calcext:value-type="string">
            <text:p>10008--Feinkost Stern e.K.</text:p>
          </table:table-cell>
          <table:table-cell table:content-validation-name="val2" table:formula="of:=VLOOKUP([.$D9];Kunden;2;0)" office:value-type="float" office:value="10008" calcext:value-type="float">
            <text:p>10008</text:p>
          </table:table-cell>
          <table:table-cell table:content-validation-name="val2" table:formula="of:=VLOOKUP([.$D9];Kunden;3;0)" office:value-type="float" office:value="0" calcext:value-type="float">
            <text:p/>
          </table:table-cell>
          <table:table-cell table:content-validation-name="val2" table:formula="of:=VLOOKUP([.$D9];Kunden;4;0)" office:value-type="string" office:string-value="Feinkost Stern e.K." calcext:value-type="string">
            <text:p>Feinkost Stern e.K.</text:p>
          </table:table-cell>
          <table:table-cell table:content-validation-name="val2" table:formula="of:=VLOOKUP([.$D9];Kunden;5;0)" office:value-type="string" office:string-value="Fiebergasse 3" calcext:value-type="string">
            <text:p>Fiebergasse 3</text:p>
          </table:table-cell>
          <table:table-cell table:content-validation-name="val2" table:formula="of:=VLOOKUP([.$D9];Kunden;6;0)" office:value-type="float" office:value="53902" calcext:value-type="float">
            <text:p>53902</text:p>
          </table:table-cell>
          <table:table-cell table:content-validation-name="val2" table:formula="of:=VLOOKUP([.$D9];Kunden;7;0)" office:value-type="string" office:string-value="Bad Münstereifel" calcext:value-type="string">
            <text:p>Bad Münstereifel</text:p>
          </table:table-cell>
          <table:table-cell table:content-validation-name="val2" table:formula="of:=IF(VLOOKUP([.$D9];Kunden;8;0)=&quot;Deutschland&quot;;&quot;&quot;;VLOOKUP([.$D9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38" calcext:value-type="float">
            <text:p>1600538</text:p>
          </table:table-cell>
          <table:table-cell office:value-type="string" calcext:value-type="string">
            <text:p>Neugestaltung Ihres Ladenlokals</text:p>
          </table:table-cell>
          <table:table-cell office:value-type="string" calcext:value-type="string">
            <text:p>Abschlag, wie vereinbart</text:p>
          </table:table-cell>
          <table:table-cell office:value-type="float" office:value="10000" calcext:value-type="float">
            <text:p>10.000,00</text:p>
          </table:table-cell>
          <table:table-cell table:number-columns-repeated="8"/>
          <table:table-cell table:formula="of:=[.P9]+[.R9]+[.T9]+[.V9]+[.X9]" office:value-type="float" office:value="10000" calcext:value-type="float">
            <text:p>10.000,00</text:p>
          </table:table-cell>
          <table:table-cell table:formula="of:=[.Y9]*UStSatz/100" office:value-type="float" office:value="1900" calcext:value-type="float">
            <text:p>1.900,00</text:p>
          </table:table-cell>
          <table:table-cell table:formula="of:=[.Y9]+[.Z9]" office:value-type="float" office:value="11900" calcext:value-type="float">
            <text:p>11.900,00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DATE(jahr;erstermonat+[.B10]-1;[.A10])" office:value-type="date" office:date-value="2021-06-07" calcext:value-type="date">
            <text:p>07.06.2021</text:p>
          </table:table-cell>
          <table:table-cell table:content-validation-name="val1" office:value-type="string" calcext:value-type="string">
            <text:p>10005--Kerner Abend- und Brautmoden e.K.</text:p>
          </table:table-cell>
          <table:table-cell table:content-validation-name="val2" table:formula="of:=VLOOKUP([.$D10];Kunden;2;0)" office:value-type="float" office:value="10005" calcext:value-type="float">
            <text:p>10005</text:p>
          </table:table-cell>
          <table:table-cell table:content-validation-name="val2" table:formula="of:=VLOOKUP([.$D10];Kunden;3;0)" office:value-type="float" office:value="0" calcext:value-type="float">
            <text:p/>
          </table:table-cell>
          <table:table-cell table:content-validation-name="val2" table:formula="of:=VLOOKUP([.$D10];Kunden;4;0)" office:value-type="string" office:string-value="Kerner Abend- und Brautmoden e.K." calcext:value-type="string">
            <text:p>Kerner Abend- und Brautmoden e.K.</text:p>
          </table:table-cell>
          <table:table-cell table:content-validation-name="val2" table:formula="of:=VLOOKUP([.$D10];Kunden;5;0)" office:value-type="string" office:string-value="Pettenkoferstraße 17" calcext:value-type="string">
            <text:p>Pettenkoferstraße 17</text:p>
          </table:table-cell>
          <table:table-cell table:content-validation-name="val2" table:formula="of:=VLOOKUP([.$D10];Kunden;6;0)" office:value-type="float" office:value="58097" calcext:value-type="float">
            <text:p>58097</text:p>
          </table:table-cell>
          <table:table-cell table:content-validation-name="val2" table:formula="of:=VLOOKUP([.$D10];Kunden;7;0)" office:value-type="string" office:string-value="Hagen" calcext:value-type="string">
            <text:p>Hagen</text:p>
          </table:table-cell>
          <table:table-cell table:content-validation-name="val2" table:formula="of:=IF(VLOOKUP([.$D10];Kunden;8;0)=&quot;Deutschland&quot;;&quot;&quot;;VLOOKUP([.$D10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39" calcext:value-type="float">
            <text:p>1600539</text:p>
          </table:table-cell>
          <table:table-cell office:value-type="string" calcext:value-type="string">
            <text:p>Wandvertäfelung im Verkaufsraum</text:p>
          </table:table-cell>
          <table:table-cell/>
          <table:table-cell office:value-type="float" office:value="11350" calcext:value-type="float">
            <text:p>11.350,00</text:p>
          </table:table-cell>
          <table:table-cell table:number-columns-repeated="8"/>
          <table:table-cell table:formula="of:=[.P10]+[.R10]+[.T10]+[.V10]+[.X10]" office:value-type="float" office:value="11350" calcext:value-type="float">
            <text:p>11.350,00</text:p>
          </table:table-cell>
          <table:table-cell table:formula="of:=[.Y10]*UStSatz/100" office:value-type="float" office:value="2156.5" calcext:value-type="float">
            <text:p>2.156,50</text:p>
          </table:table-cell>
          <table:table-cell table:formula="of:=[.Y10]+[.Z10]" office:value-type="float" office:value="13506.5" calcext:value-type="float">
            <text:p>13.506,50</text:p>
          </table:table-cell>
          <table:table-cell table:number-columns-repeated="3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DATE(jahr;erstermonat+[.B11]-1;[.A11])" office:value-type="date" office:date-value="2021-06-12" calcext:value-type="date">
            <text:p>12.06.2021</text:p>
          </table:table-cell>
          <table:table-cell table:content-validation-name="val1" office:value-type="string" calcext:value-type="string">
            <text:p>10002--design studio fischer GmbH</text:p>
          </table:table-cell>
          <table:table-cell table:content-validation-name="val2" table:formula="of:=VLOOKUP([.$D11];Kunden;2;0)" office:value-type="float" office:value="10002" calcext:value-type="float">
            <text:p>10002</text:p>
          </table:table-cell>
          <table:table-cell table:content-validation-name="val2" table:formula="of:=VLOOKUP([.$D11];Kunden;3;0)" office:value-type="float" office:value="0" calcext:value-type="float">
            <text:p/>
          </table:table-cell>
          <table:table-cell table:content-validation-name="val2" table:formula="of:=VLOOKUP([.$D11];Kunden;4;0)" office:value-type="string" office:string-value="design studio fischer GmbH" calcext:value-type="string">
            <text:p>design studio fischer GmbH</text:p>
          </table:table-cell>
          <table:table-cell table:content-validation-name="val2" table:formula="of:=VLOOKUP([.$D11];Kunden;5;0)" office:value-type="string" office:string-value="Maria Hilfstraße 8" calcext:value-type="string">
            <text:p>Maria Hilfstraße 8</text:p>
          </table:table-cell>
          <table:table-cell table:content-validation-name="val2" table:formula="of:=VLOOKUP([.$D11];Kunden;6;0)" office:value-type="float" office:value="55597" calcext:value-type="float">
            <text:p>55597</text:p>
          </table:table-cell>
          <table:table-cell table:content-validation-name="val2" table:formula="of:=VLOOKUP([.$D11];Kunden;7;0)" office:value-type="string" office:string-value="Wöllstein" calcext:value-type="string">
            <text:p>Wöllstein</text:p>
          </table:table-cell>
          <table:table-cell table:content-validation-name="val2" table:formula="of:=IF(VLOOKUP([.$D11];Kunden;8;0)=&quot;Deutschland&quot;;&quot;&quot;;VLOOKUP([.$D11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40" calcext:value-type="float">
            <text:p>1600540</text:p>
          </table:table-cell>
          <table:table-cell/>
          <table:table-cell office:value-type="string" calcext:value-type="string">
            <text:p>Schreibtisch „bauhaus“, 5 x 2.344,90</text:p>
          </table:table-cell>
          <table:table-cell office:value-type="float" office:value="9852.52100840336" calcext:value-type="float">
            <text:p>9.852,52</text:p>
          </table:table-cell>
          <table:table-cell table:number-columns-repeated="8"/>
          <table:table-cell table:formula="of:=[.P11]+[.R11]+[.T11]+[.V11]+[.X11]" office:value-type="float" office:value="9852.52100840336" calcext:value-type="float">
            <text:p>9.852,52</text:p>
          </table:table-cell>
          <table:table-cell table:formula="of:=[.Y11]*UStSatz/100" office:value-type="float" office:value="1871.97899159664" calcext:value-type="float">
            <text:p>1.871,98</text:p>
          </table:table-cell>
          <table:table-cell table:formula="of:=[.Y11]+[.Z11]" office:value-type="float" office:value="11724.5" calcext:value-type="float">
            <text:p>11.724,50</text:p>
          </table:table-cell>
          <table:table-cell table:number-columns-repeated="3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DATE(jahr;erstermonat+[.B12]-1;[.A12])" office:value-type="date" office:date-value="2021-06-17" calcext:value-type="date">
            <text:p>17.06.2021</text:p>
          </table:table-cell>
          <table:table-cell table:content-validation-name="val1" office:value-type="string" calcext:value-type="string">
            <text:p>10001--Bad Wiesseer Trachtenhaus e.K.</text:p>
          </table:table-cell>
          <table:table-cell table:content-validation-name="val2" table:formula="of:=VLOOKUP([.$D12];Kunden;2;0)" office:value-type="float" office:value="10001" calcext:value-type="float">
            <text:p>10001</text:p>
          </table:table-cell>
          <table:table-cell table:content-validation-name="val2" table:formula="of:=VLOOKUP([.$D12];Kunden;3;0)" office:value-type="float" office:value="0" calcext:value-type="float">
            <text:p/>
          </table:table-cell>
          <table:table-cell table:content-validation-name="val2" table:formula="of:=VLOOKUP([.$D12];Kunden;4;0)" office:value-type="string" office:string-value="Bad Wiesseer Trachtenhaus e.K." calcext:value-type="string">
            <text:p>Bad Wiesseer Trachtenhaus e.K.</text:p>
          </table:table-cell>
          <table:table-cell table:content-validation-name="val2" table:formula="of:=VLOOKUP([.$D12];Kunden;5;0)" office:value-type="string" office:string-value="Hirschbergstraße 23" calcext:value-type="string">
            <text:p>Hirschbergstraße 23</text:p>
          </table:table-cell>
          <table:table-cell table:content-validation-name="val2" table:formula="of:=VLOOKUP([.$D12];Kunden;6;0)" office:value-type="float" office:value="83707" calcext:value-type="float">
            <text:p>83707</text:p>
          </table:table-cell>
          <table:table-cell table:content-validation-name="val2" table:formula="of:=VLOOKUP([.$D12];Kunden;7;0)" office:value-type="string" office:string-value="Bad Wiessee" calcext:value-type="string">
            <text:p>Bad Wiessee</text:p>
          </table:table-cell>
          <table:table-cell table:content-validation-name="val2" table:formula="of:=IF(VLOOKUP([.$D12];Kunden;8;0)=&quot;Deutschland&quot;;&quot;&quot;;VLOOKUP([.$D12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41" calcext:value-type="float">
            <text:p>1600541</text:p>
          </table:table-cell>
          <table:table-cell office:value-type="string" calcext:value-type="string">
            <text:p>Regale Verkaufsraum</text:p>
          </table:table-cell>
          <table:table-cell/>
          <table:table-cell office:value-type="float" office:value="17955.2773109244" calcext:value-type="float">
            <text:p>17.955,28</text:p>
          </table:table-cell>
          <table:table-cell table:number-columns-repeated="8"/>
          <table:table-cell table:formula="of:=[.P12]+[.R12]+[.T12]+[.V12]+[.X12]" office:value-type="float" office:value="17955.2773109244" calcext:value-type="float">
            <text:p>17.955,28</text:p>
          </table:table-cell>
          <table:table-cell table:formula="of:=[.Y12]*UStSatz/100" office:value-type="float" office:value="3411.50268907564" calcext:value-type="float">
            <text:p>3.411,50</text:p>
          </table:table-cell>
          <table:table-cell table:formula="of:=[.Y12]+[.Z12]" office:value-type="float" office:value="21366.78" calcext:value-type="float">
            <text:p>21.366,78</text:p>
          </table:table-cell>
          <table:table-cell table:number-columns-repeated="3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DATE(jahr;erstermonat+[.B13]-1;[.A13])" office:value-type="date" office:date-value="2021-06-20" calcext:value-type="date">
            <text:p>20.06.2021</text:p>
          </table:table-cell>
          <table:table-cell table:content-validation-name="val1" office:value-type="string" calcext:value-type="string">
            <text:p>10009--Curd J.</text:p>
          </table:table-cell>
          <table:table-cell table:content-validation-name="val2" table:formula="of:=VLOOKUP([.$D13];Kunden;2;0)" office:value-type="float" office:value="10009" calcext:value-type="float">
            <text:p>10009</text:p>
          </table:table-cell>
          <table:table-cell table:content-validation-name="val2" table:formula="of:=VLOOKUP([.$D13];Kunden;3;0)" office:value-type="float" office:value="0" calcext:value-type="float">
            <text:p/>
          </table:table-cell>
          <table:table-cell table:content-validation-name="val2" table:formula="of:=VLOOKUP([.$D13];Kunden;4;0)" office:value-type="string" office:string-value="Curd J." calcext:value-type="string">
            <text:p>Curd J.</text:p>
          </table:table-cell>
          <table:table-cell table:content-validation-name="val2" table:formula="of:=VLOOKUP([.$D13];Kunden;5;0)" office:value-type="string" office:string-value="--- Im Haus ---" calcext:value-type="string">
            <text:p>--- Im Haus ---</text:p>
          </table:table-cell>
          <table:table-cell table:content-validation-name="val2" table:formula="of:=VLOOKUP([.$D13];Kunden;6;0)" office:value-type="float" office:value="0" calcext:value-type="float">
            <text:p/>
          </table:table-cell>
          <table:table-cell table:content-validation-name="val2" table:formula="of:=VLOOKUP([.$D13];Kunden;7;0)" office:value-type="float" office:value="0" calcext:value-type="float">
            <text:p/>
          </table:table-cell>
          <table:table-cell table:content-validation-name="val2" table:formula="of:=IF(VLOOKUP([.$D13];Kunden;8;0)=&quot;Deutschland&quot;;&quot;&quot;;VLOOKUP([.$D13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801" calcext:value-type="float">
            <text:p>1600801</text:p>
          </table:table-cell>
          <table:table-cell office:value-type="string" calcext:value-type="string">
            <text:p>Bücherschrank</text:p>
          </table:table-cell>
          <table:table-cell office:value-type="string" calcext:value-type="string">
            <text:p>Material:</text:p>
          </table:table-cell>
          <table:table-cell office:value-type="float" office:value="1347.9" calcext:value-type="float">
            <text:p>1.347,90</text:p>
          </table:table-cell>
          <table:table-cell office:value-type="string" calcext:value-type="string">
            <text:p>Arbeitszeit: 15 Std x 15,00</text:p>
          </table:table-cell>
          <table:table-cell table:formula="of:=15*15" office:value-type="float" office:value="225" calcext:value-type="float">
            <text:p>225,00</text:p>
          </table:table-cell>
          <table:table-cell table:number-columns-repeated="6"/>
          <table:table-cell table:formula="of:=[.P13]+[.R13]+[.T13]+[.V13]+[.X13]" office:value-type="float" office:value="1572.9" calcext:value-type="float">
            <text:p>1.572,90</text:p>
          </table:table-cell>
          <table:table-cell table:formula="of:=[.Y13]*UStSatz/100" office:value-type="float" office:value="298.851" calcext:value-type="float">
            <text:p>298,85</text:p>
          </table:table-cell>
          <table:table-cell table:formula="of:=[.Y13]+[.Z13]" office:value-type="float" office:value="1871.751" calcext:value-type="float">
            <text:p>1.871,75</text:p>
          </table:table-cell>
          <table:table-cell table:number-columns-repeated="3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DATE(jahr;erstermonat+[.B14]-1;[.A14])" office:value-type="date" office:date-value="2021-06-30" calcext:value-type="date">
            <text:p>30.06.2021</text:p>
          </table:table-cell>
          <table:table-cell table:content-validation-name="val1" office:value-type="string" calcext:value-type="string">
            <text:p>10008--Feinkost Stern e.K.</text:p>
          </table:table-cell>
          <table:table-cell table:content-validation-name="val2" table:formula="of:=VLOOKUP([.$D14];Kunden;2;0)" office:value-type="float" office:value="10008" calcext:value-type="float">
            <text:p>10008</text:p>
          </table:table-cell>
          <table:table-cell table:content-validation-name="val2" table:formula="of:=VLOOKUP([.$D14];Kunden;3;0)" office:value-type="float" office:value="0" calcext:value-type="float">
            <text:p/>
          </table:table-cell>
          <table:table-cell table:content-validation-name="val2" table:formula="of:=VLOOKUP([.$D14];Kunden;4;0)" office:value-type="string" office:string-value="Feinkost Stern e.K." calcext:value-type="string">
            <text:p>Feinkost Stern e.K.</text:p>
          </table:table-cell>
          <table:table-cell table:content-validation-name="val2" table:formula="of:=VLOOKUP([.$D14];Kunden;5;0)" office:value-type="string" office:string-value="Fiebergasse 3" calcext:value-type="string">
            <text:p>Fiebergasse 3</text:p>
          </table:table-cell>
          <table:table-cell table:content-validation-name="val2" table:formula="of:=VLOOKUP([.$D14];Kunden;6;0)" office:value-type="float" office:value="53902" calcext:value-type="float">
            <text:p>53902</text:p>
          </table:table-cell>
          <table:table-cell table:content-validation-name="val2" table:formula="of:=VLOOKUP([.$D14];Kunden;7;0)" office:value-type="string" office:string-value="Bad Münstereifel" calcext:value-type="string">
            <text:p>Bad Münstereifel</text:p>
          </table:table-cell>
          <table:table-cell table:content-validation-name="val2" table:formula="of:=IF(VLOOKUP([.$D14];Kunden;8;0)=&quot;Deutschland&quot;;&quot;&quot;;VLOOKUP([.$D14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42" calcext:value-type="float">
            <text:p>1600542</text:p>
          </table:table-cell>
          <table:table-cell office:value-type="string" calcext:value-type="string">
            <text:p>Neugestaltung Ihres Ladenlokals</text:p>
          </table:table-cell>
          <table:table-cell office:value-type="string" calcext:value-type="string">
            <text:p>Schlußrechnung</text:p>
          </table:table-cell>
          <table:table-cell office:value-type="float" office:value="29122.1008403361" calcext:value-type="float">
            <text:p>29.122,10</text:p>
          </table:table-cell>
          <table:table-cell table:number-columns-repeated="8"/>
          <table:table-cell table:formula="of:=[.P14]+[.R14]+[.T14]+[.V14]+[.X14]" office:value-type="float" office:value="29122.1008403361" calcext:value-type="float">
            <text:p>29.122,10</text:p>
          </table:table-cell>
          <table:table-cell table:formula="of:=[.Y14]*UStSatz/100" office:value-type="float" office:value="5533.19915966386" calcext:value-type="float">
            <text:p>5.533,20</text:p>
          </table:table-cell>
          <table:table-cell table:formula="of:=[.Y14]+[.Z14]" office:value-type="float" office:value="34655.3" calcext:value-type="float">
            <text:p>34.655,30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DATE(jahr;erstermonat+[.B15]-1;[.A15])" office:value-type="date" office:date-value="2021-07-08" calcext:value-type="date">
            <text:p>08.07.2021</text:p>
          </table:table-cell>
          <table:table-cell table:content-validation-name="val1" office:value-type="string" calcext:value-type="string">
            <text:p>10011--Harket, Waaktaar &amp; Furuholmen Studios</text:p>
          </table:table-cell>
          <table:table-cell table:content-validation-name="val2" table:formula="of:=VLOOKUP([.$D15];Kunden;2;0)" office:value-type="float" office:value="10011" calcext:value-type="float">
            <text:p>10011</text:p>
          </table:table-cell>
          <table:table-cell table:content-validation-name="val2" table:formula="of:=VLOOKUP([.$D15];Kunden;3;0)" office:value-type="float" office:value="0" calcext:value-type="float">
            <text:p/>
          </table:table-cell>
          <table:table-cell table:content-validation-name="val2" table:formula="of:=VLOOKUP([.$D15];Kunden;4;0)" office:value-type="string" office:string-value="Harket, Waaktaar &amp; Furuholmen Studios" calcext:value-type="string">
            <text:p>Harket, Waaktaar &amp; Furuholmen Studios</text:p>
          </table:table-cell>
          <table:table-cell table:content-validation-name="val2" table:formula="of:=VLOOKUP([.$D15];Kunden;5;0)" office:value-type="string" office:string-value="Prinsens gate 13" calcext:value-type="string">
            <text:p>Prinsens gate 13</text:p>
          </table:table-cell>
          <table:table-cell table:content-validation-name="val2" table:formula="of:=VLOOKUP([.$D15];Kunden;6;0)" office:value-type="string" office:string-value="0152" calcext:value-type="string">
            <text:p>0152</text:p>
          </table:table-cell>
          <table:table-cell table:content-validation-name="val2" table:formula="of:=VLOOKUP([.$D15];Kunden;7;0)" office:value-type="string" office:string-value="OSLO" calcext:value-type="string">
            <text:p>OSLO</text:p>
          </table:table-cell>
          <table:table-cell table:content-validation-name="val2" table:formula="of:=IF(VLOOKUP([.$D15];Kunden;8;0)=&quot;Deutschland&quot;;&quot;&quot;;VLOOKUP([.$D15];Kunden;8;0))" office:value-type="string" office:string-value="NORWEGEN" calcext:value-type="string">
            <text:p>NORWEGEN</text:p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43" calcext:value-type="float">
            <text:p>1600543</text:p>
          </table:table-cell>
          <table:table-cell/>
          <table:table-cell office:value-type="string" calcext:value-type="string">
            <text:p>Schreibtisch „Präsident“, 3 x 7.107,50</text:p>
          </table:table-cell>
          <table:table-cell office:value-type="float" office:value="21322.5" calcext:value-type="float">
            <text:p>21.322,50</text:p>
          </table:table-cell>
          <table:table-cell table:number-columns-repeated="8"/>
          <table:table-cell table:formula="of:=[.P15]+[.R15]+[.T15]+[.V15]+[.X15]" office:value-type="float" office:value="21322.5" calcext:value-type="float">
            <text:p>21.322,50</text:p>
          </table:table-cell>
          <table:table-cell table:formula="of:=[.Y15]*UStSatz/100" office:value-type="float" office:value="4051.275" calcext:value-type="float">
            <text:p>4.051,28</text:p>
          </table:table-cell>
          <table:table-cell table:formula="of:=[.Y15]+[.Z15]" office:value-type="float" office:value="25373.775" calcext:value-type="float">
            <text:p>25.373,78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DATE(jahr;erstermonat+[.B16]-1;[.A16])" office:value-type="date" office:date-value="2021-07-08" calcext:value-type="date">
            <text:p>08.07.2021</text:p>
          </table:table-cell>
          <table:table-cell table:content-validation-name="val1" office:value-type="string" calcext:value-type="string">
            <text:p>10010--Einrichtungshaus Spitzer und Eberhartinger</text:p>
          </table:table-cell>
          <table:table-cell table:content-validation-name="val2" table:formula="of:=VLOOKUP([.$D16];Kunden;2;0)" office:value-type="float" office:value="10010" calcext:value-type="float">
            <text:p>10010</text:p>
          </table:table-cell>
          <table:table-cell table:content-validation-name="val2" table:formula="of:=VLOOKUP([.$D16];Kunden;3;0)" office:value-type="float" office:value="0" calcext:value-type="float">
            <text:p/>
          </table:table-cell>
          <table:table-cell table:content-validation-name="val2" table:formula="of:=VLOOKUP([.$D16];Kunden;4;0)" office:value-type="string" office:string-value="Einrichtungshaus Spitzer und Eberhartinger" calcext:value-type="string">
            <text:p>Einrichtungshaus Spitzer und Eberhartinger</text:p>
          </table:table-cell>
          <table:table-cell table:content-validation-name="val2" table:formula="of:=VLOOKUP([.$D16];Kunden;5;0)" office:value-type="string" office:string-value="Birkenhang 27" calcext:value-type="string">
            <text:p>Birkenhang 27</text:p>
          </table:table-cell>
          <table:table-cell table:content-validation-name="val2" table:formula="of:=VLOOKUP([.$D16];Kunden;6;0)" office:value-type="float" office:value="8010" calcext:value-type="float">
            <text:p>8010</text:p>
          </table:table-cell>
          <table:table-cell table:content-validation-name="val2" table:formula="of:=VLOOKUP([.$D16];Kunden;7;0)" office:value-type="string" office:string-value="GRAZ" calcext:value-type="string">
            <text:p>GRAZ</text:p>
          </table:table-cell>
          <table:table-cell table:content-validation-name="val2" table:formula="of:=IF(VLOOKUP([.$D16];Kunden;8;0)=&quot;Deutschland&quot;;&quot;&quot;;VLOOKUP([.$D16];Kunden;8;0))" office:value-type="string" office:string-value="ÖSTERREICH" calcext:value-type="string">
            <text:p>ÖSTERREICH</text:p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44" calcext:value-type="float">
            <text:p>1600544</text:p>
          </table:table-cell>
          <table:table-cell/>
          <table:table-cell office:value-type="string" calcext:value-type="string">
            <text:p>Aktenschrank „bauhaus“, 6 x 2.829,48</text:p>
          </table:table-cell>
          <table:table-cell office:value-type="float" office:value="16976.9" calcext:value-type="float">
            <text:p>16.976,90</text:p>
          </table:table-cell>
          <table:table-cell table:number-columns-repeated="8"/>
          <table:table-cell table:formula="of:=[.P16]+[.R16]+[.T16]+[.V16]+[.X16]" office:value-type="float" office:value="16976.9" calcext:value-type="float">
            <text:p>16.976,90</text:p>
          </table:table-cell>
          <table:table-cell table:formula="of:=[.Y16]*UStSatz/100" office:value-type="float" office:value="3225.611" calcext:value-type="float">
            <text:p>3.225,61</text:p>
          </table:table-cell>
          <table:table-cell table:formula="of:=[.Y16]+[.Z16]" office:value-type="float" office:value="20202.511" calcext:value-type="float">
            <text:p>20.202,51</text:p>
          </table:table-cell>
          <table:table-cell table:number-columns-repeated="3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DATE(jahr;erstermonat+[.B17]-1;[.A17])" office:value-type="date" office:date-value="2021-07-20" calcext:value-type="date">
            <text:p>20.07.2021</text:p>
          </table:table-cell>
          <table:table-cell table:content-validation-name="val1" office:value-type="string" calcext:value-type="string">
            <text:p>10012-Herr Heinz Georg Kramm-Feinkost Stern e.K.</text:p>
          </table:table-cell>
          <table:table-cell table:content-validation-name="val2" table:formula="of:=VLOOKUP([.$D17];Kunden;2;0)" office:value-type="float" office:value="10012" calcext:value-type="float">
            <text:p>10012</text:p>
          </table:table-cell>
          <table:table-cell table:content-validation-name="val2" table:formula="of:=VLOOKUP([.$D17];Kunden;3;0)" office:value-type="string" office:string-value="Herr Heinz Georg Kramm" calcext:value-type="string">
            <text:p>Herr Heinz Georg Kramm</text:p>
          </table:table-cell>
          <table:table-cell table:content-validation-name="val2" table:formula="of:=VLOOKUP([.$D17];Kunden;4;0)" office:value-type="string" office:string-value="Feinkost Stern e.K." calcext:value-type="string">
            <text:p>Feinkost Stern e.K.</text:p>
          </table:table-cell>
          <table:table-cell table:content-validation-name="val2" table:formula="of:=VLOOKUP([.$D17];Kunden;5;0)" office:value-type="string" office:string-value="Fiebergasse 3" calcext:value-type="string">
            <text:p>Fiebergasse 3</text:p>
          </table:table-cell>
          <table:table-cell table:content-validation-name="val2" table:formula="of:=VLOOKUP([.$D17];Kunden;6;0)" office:value-type="float" office:value="53902" calcext:value-type="float">
            <text:p>53902</text:p>
          </table:table-cell>
          <table:table-cell table:content-validation-name="val2" table:formula="of:=VLOOKUP([.$D17];Kunden;7;0)" office:value-type="string" office:string-value="Bad Münstereifel" calcext:value-type="string">
            <text:p>Bad Münstereifel</text:p>
          </table:table-cell>
          <table:table-cell table:content-validation-name="val2" table:formula="of:=IF(VLOOKUP([.$D17];Kunden;8;0)=&quot;Deutschland&quot;;&quot;&quot;;VLOOKUP([.$D17];Kunden;8;0))">
            <text:p/>
          </table:table-cell>
          <table:table-cell table:content-validation-name="val2" office:value-type="string" calcext:value-type="string">
            <text:p>RE</text:p>
          </table:table-cell>
          <table:table-cell office:value-type="float" office:value="1600545" calcext:value-type="float">
            <text:p>1600545</text:p>
          </table:table-cell>
          <table:table-cell office:value-type="string" calcext:value-type="string">
            <text:p>Kleiderschrank, Sondermaß</text:p>
          </table:table-cell>
          <table:table-cell/>
          <table:table-cell office:value-type="float" office:value="2609.74789915966" calcext:value-type="float">
            <text:p>2.609,75</text:p>
          </table:table-cell>
          <table:table-cell table:number-columns-repeated="8"/>
          <table:table-cell table:formula="of:=[.P17]+[.R17]+[.T17]+[.V17]+[.X17]" office:value-type="float" office:value="2609.74789915966" calcext:value-type="float">
            <text:p>2.609,75</text:p>
          </table:table-cell>
          <table:table-cell table:formula="of:=[.Y17]*UStSatz/100" office:value-type="float" office:value="495.852100840335" calcext:value-type="float">
            <text:p>495,85</text:p>
          </table:table-cell>
          <table:table-cell table:formula="of:=[.Y17]+[.Z17]" office:value-type="float" office:value="3105.6" calcext:value-type="float">
            <text:p>3.105,60</text:p>
          </table:table-cell>
          <table:table-cell table:number-columns-repeated="37"/>
        </table:table-row>
        <table:table-row table:style-name="ro1" table:number-rows-repeated="5">
          <table:table-cell table:number-columns-repeated="3"/>
          <table:table-cell table:content-validation-name="val1" table:number-columns-repeated="2"/>
          <table:table-cell table:content-validation-name="val2" table:number-columns-repeated="7"/>
          <table:table-cell table:number-columns-repeated="52"/>
        </table:table-row>
        <table:table-row table:style-name="ro1" table:number-rows-repeated="9">
          <table:table-cell table:number-columns-repeated="3"/>
          <table:table-cell table:content-validation-name="val1" table:number-columns-repeated="3"/>
          <table:table-cell table:content-validation-name="val2" table:number-columns-repeated="6"/>
          <table:table-cell table:number-columns-repeated="52"/>
        </table:table-row>
        <table:table-row table:style-name="ro1" table:number-rows-repeated="1048544">
          <table:table-cell table:number-columns-repeated="3"/>
          <table:table-cell table:content-validation-name="val1" table:number-columns-repeated="3"/>
          <table:table-cell table:content-validation-name="val2"/>
          <table:table-cell table:number-columns-repeated="57"/>
        </table:table-row>
        <table:table-row table:style-name="ro1">
          <table:table-cell table:number-columns-repeated="3"/>
          <table:table-cell table:content-validation-name="val1" table:number-columns-repeated="3"/>
          <table:table-cell table:content-validation-name="val2"/>
          <table:table-cell table:number-columns-repeated="57"/>
        </table:table-row>
      </table:table>
      <table:table table:name="Kunden" table:style-name="ta1">
        <table:table-column table:style-name="co11" table:default-cell-style-name="ce26"/>
        <table:table-column table:style-name="co5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5" table:default-cell-style-name="ce29"/>
        <table:table-column table:style-name="co5" table:default-cell-style-name="ce26"/>
        <table:table-column table:style-name="co15" table:default-cell-style-name="ce26"/>
        <table:table-column table:style-name="co5" table:number-columns-repeated="56" table:default-cell-style-name="ce26"/>
        <table:table-row table:style-name="ro1">
          <table:table-cell table:style-name="ce27"/>
          <table:table-cell table:style-name="ce27" office:value-type="string" calcext:value-type="string">
            <text:p>DebNr</text:p>
          </table:table-cell>
          <table:table-cell table:style-name="ce27" office:value-type="string" calcext:value-type="string">
            <text:p>Firma1</text:p>
          </table:table-cell>
          <table:table-cell table:style-name="ce27" office:value-type="string" calcext:value-type="string">
            <text:p>Firma2</text:p>
          </table:table-cell>
          <table:table-cell table:style-name="ce27" office:value-type="string" calcext:value-type="string">
            <text:p>Strasse</text:p>
          </table:table-cell>
          <table:table-cell table:style-name="ce30" office:value-type="string" calcext:value-type="string">
            <text:p>PLZ</text:p>
          </table:table-cell>
          <table:table-cell table:style-name="ce27" office:value-type="string" calcext:value-type="string">
            <text:p>Ort</text:p>
          </table:table-cell>
          <table:table-cell table:style-name="ce27" office:value-type="string" calcext:value-type="string">
            <text:p>Land</text:p>
          </table:table-cell>
          <table:table-cell table:style-name="ce27" office:value-type="string" calcext:value-type="string">
            <text:p>UStId</text:p>
          </table:table-cell>
          <table:table-cell table:style-name="ce27" table:number-columns-repeated="55"/>
        </table:table-row>
        <table:table-row table:style-name="ro1">
          <table:table-cell table:formula="of:=[.B2] &amp; &quot;-&quot; &amp; [.C2] &amp; &quot;-&quot; &amp; [.D2]" office:value-type="string" office:string-value="10001--Bad Wiesseer Trachtenhaus e.K." calcext:value-type="string">
            <text:p>10001--Bad Wiesseer Trachtenhaus e.K.</text:p>
          </table:table-cell>
          <table:table-cell office:value-type="float" office:value="10001" calcext:value-type="float">
            <text:p>10001</text:p>
          </table:table-cell>
          <table:table-cell/>
          <table:table-cell office:value-type="string" calcext:value-type="string">
            <text:p>Bad Wiesseer Trachtenhaus e.K.</text:p>
          </table:table-cell>
          <table:table-cell office:value-type="string" calcext:value-type="string">
            <text:p>Hirschbergstraße 23</text:p>
          </table:table-cell>
          <table:table-cell office:value-type="float" office:value="83707" calcext:value-type="float">
            <text:p>83707</text:p>
          </table:table-cell>
          <table:table-cell office:value-type="string" calcext:value-type="string">
            <text:p>Bad Wiessee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3] &amp; &quot;-&quot; &amp; [.C3] &amp; &quot;-&quot; &amp; [.D3]" office:value-type="string" office:string-value="10002--design studio fischer GmbH" calcext:value-type="string">
            <text:p>10002--design studio fischer GmbH</text:p>
          </table:table-cell>
          <table:table-cell office:value-type="float" office:value="10002" calcext:value-type="float">
            <text:p>10002</text:p>
          </table:table-cell>
          <table:table-cell/>
          <table:table-cell office:value-type="string" calcext:value-type="string">
            <text:p>design studio fischer GmbH</text:p>
          </table:table-cell>
          <table:table-cell office:value-type="string" calcext:value-type="string">
            <text:p>Maria Hilfstraße 8</text:p>
          </table:table-cell>
          <table:table-cell office:value-type="float" office:value="55597" calcext:value-type="float">
            <text:p>55597</text:p>
          </table:table-cell>
          <table:table-cell office:value-type="string" calcext:value-type="string">
            <text:p>Wöllstein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4] &amp; &quot;-&quot; &amp; [.C4] &amp; &quot;-&quot; &amp; [.D4]" office:value-type="string" office:string-value="10003--Juwelier L. F. Hirtreiter GmbH" calcext:value-type="string">
            <text:p>10003--Juwelier L. F. Hirtreiter GmbH</text:p>
          </table:table-cell>
          <table:table-cell office:value-type="float" office:value="10003" calcext:value-type="float">
            <text:p>10003</text:p>
          </table:table-cell>
          <table:table-cell/>
          <table:table-cell office:value-type="string" calcext:value-type="string">
            <text:p>Juwelier L. F. Hirtreiter GmbH</text:p>
          </table:table-cell>
          <table:table-cell office:value-type="string" calcext:value-type="string">
            <text:p>Stadtgraben 11</text:p>
          </table:table-cell>
          <table:table-cell office:value-type="float" office:value="94315" calcext:value-type="float">
            <text:p>94315</text:p>
          </table:table-cell>
          <table:table-cell office:value-type="string" calcext:value-type="string">
            <text:p>Straubing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5] &amp; &quot;-&quot; &amp; [.C5] &amp; &quot;-&quot; &amp; [.D5]" office:value-type="string" office:string-value="10004--Optik Höllerich" calcext:value-type="string">
            <text:p>10004--Optik Höllerich</text:p>
          </table:table-cell>
          <table:table-cell office:value-type="float" office:value="10004" calcext:value-type="float">
            <text:p>10004</text:p>
          </table:table-cell>
          <table:table-cell/>
          <table:table-cell office:value-type="string" calcext:value-type="string">
            <text:p>Optik Höllerich</text:p>
          </table:table-cell>
          <table:table-cell office:value-type="string" calcext:value-type="string">
            <text:p>Am Eichkobel 26</text:p>
          </table:table-cell>
          <table:table-cell office:value-type="float" office:value="86399" calcext:value-type="float">
            <text:p>86399</text:p>
          </table:table-cell>
          <table:table-cell office:value-type="string" calcext:value-type="string">
            <text:p>Straßberg bei Bobingen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6] &amp; &quot;-&quot; &amp; [.C6] &amp; &quot;-&quot; &amp; [.D6]" office:value-type="string" office:string-value="10005--Kerner Abend- und Brautmoden e.K." calcext:value-type="string">
            <text:p>10005--Kerner Abend- und Brautmoden e.K.</text:p>
          </table:table-cell>
          <table:table-cell office:value-type="float" office:value="10005" calcext:value-type="float">
            <text:p>10005</text:p>
          </table:table-cell>
          <table:table-cell/>
          <table:table-cell office:value-type="string" calcext:value-type="string">
            <text:p>Kerner Abend- und Brautmoden e.K.</text:p>
          </table:table-cell>
          <table:table-cell office:value-type="string" calcext:value-type="string">
            <text:p>Pettenkoferstraße 17</text:p>
          </table:table-cell>
          <table:table-cell office:value-type="float" office:value="58097" calcext:value-type="float">
            <text:p>58097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7] &amp; &quot;-&quot; &amp; [.C7] &amp; &quot;-&quot; &amp; [.D7]" office:value-type="string" office:string-value="10006--Gaius Optus Einrichtungshaus e.K." calcext:value-type="string">
            <text:p>10006--Gaius Optus Einrichtungshaus e.K.</text:p>
          </table:table-cell>
          <table:table-cell office:value-type="float" office:value="10006" calcext:value-type="float">
            <text:p>10006</text:p>
          </table:table-cell>
          <table:table-cell/>
          <table:table-cell office:value-type="string" calcext:value-type="string">
            <text:p>Gaius Optus Einrichtungshaus e.K.</text:p>
          </table:table-cell>
          <table:table-cell office:value-type="string" calcext:value-type="string">
            <text:p>Am Speiergarten 13</text:p>
          </table:table-cell>
          <table:table-cell office:value-type="float" office:value="65191" calcext:value-type="float">
            <text:p>65191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8] &amp; &quot;-&quot; &amp; [.C8] &amp; &quot;-&quot; &amp; [.D8]" office:value-type="string" office:string-value="10007--Bürohaus Hütter + Schneider KG" calcext:value-type="string">
            <text:p>10007--Bürohaus Hütter + Schneider KG</text:p>
          </table:table-cell>
          <table:table-cell office:value-type="float" office:value="10007" calcext:value-type="float">
            <text:p>10007</text:p>
          </table:table-cell>
          <table:table-cell/>
          <table:table-cell office:value-type="string" calcext:value-type="string">
            <text:p>Bürohaus Hütter + Schneider KG</text:p>
          </table:table-cell>
          <table:table-cell office:value-type="string" calcext:value-type="string">
            <text:p>Mintropstraße 16</text:p>
          </table:table-cell>
          <table:table-cell office:value-type="float" office:value="40215" calcext:value-type="float">
            <text:p>40215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9] &amp; &quot;-&quot; &amp; [.C9] &amp; &quot;-&quot; &amp; [.D9]" office:value-type="string" office:string-value="10008--Feinkost Stern e.K." calcext:value-type="string">
            <text:p>10008--Feinkost Stern e.K.</text:p>
          </table:table-cell>
          <table:table-cell office:value-type="float" office:value="10008" calcext:value-type="float">
            <text:p>10008</text:p>
          </table:table-cell>
          <table:table-cell/>
          <table:table-cell office:value-type="string" calcext:value-type="string">
            <text:p>Feinkost Stern e.K.</text:p>
          </table:table-cell>
          <table:table-cell office:value-type="string" calcext:value-type="string">
            <text:p>Fiebergasse 3</text:p>
          </table:table-cell>
          <table:table-cell office:value-type="float" office:value="53902" calcext:value-type="float">
            <text:p>53902</text:p>
          </table:table-cell>
          <table:table-cell office:value-type="string" calcext:value-type="string">
            <text:p>Bad Münstereifel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10] &amp; &quot;-&quot; &amp; [.C10] &amp; &quot;-&quot; &amp; [.D10]" office:value-type="string" office:string-value="10009--Curd J." calcext:value-type="string">
            <text:p>10009--Curd J.</text:p>
          </table:table-cell>
          <table:table-cell office:value-type="float" office:value="10009" calcext:value-type="float">
            <text:p>10009</text:p>
          </table:table-cell>
          <table:table-cell/>
          <table:table-cell office:value-type="string" calcext:value-type="string">
            <text:p>Curd J.</text:p>
          </table:table-cell>
          <table:table-cell office:value-type="string" calcext:value-type="string">
            <text:p>--- Im Haus ---</text:p>
          </table:table-cell>
          <table:table-cell table:number-columns-repeated="2"/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11] &amp; &quot;-&quot; &amp; [.C11] &amp; &quot;-&quot; &amp; [.D11]" office:value-type="string" office:string-value="10010--Einrichtungshaus Spitzer und Eberhartinger" calcext:value-type="string">
            <text:p>10010--Einrichtungshaus Spitzer und Eberhartinger</text:p>
          </table:table-cell>
          <table:table-cell office:value-type="float" office:value="10010" calcext:value-type="float">
            <text:p>10010</text:p>
          </table:table-cell>
          <table:table-cell/>
          <table:table-cell office:value-type="string" calcext:value-type="string">
            <text:p>Einrichtungshaus Spitzer und Eberhartinger</text:p>
          </table:table-cell>
          <table:table-cell table:style-name="ce28" office:value-type="string" calcext:value-type="string">
            <text:p>Birkenhang 27</text:p>
          </table:table-cell>
          <table:table-cell table:style-name="ce31" office:value-type="float" office:value="8010" calcext:value-type="float">
            <text:p>8010</text:p>
          </table:table-cell>
          <table:table-cell office:value-type="string" calcext:value-type="string">
            <text:p>GRAZ</text:p>
          </table:table-cell>
          <table:table-cell table:style-name="ce32" office:value-type="string" calcext:value-type="string">
            <text:p>ÖSTERREICH</text:p>
          </table:table-cell>
          <table:table-cell office:value-type="string" calcext:value-type="string">
            <text:p>ATU79834152</text:p>
          </table:table-cell>
          <table:table-cell table:number-columns-repeated="55"/>
        </table:table-row>
        <table:table-row table:style-name="ro1">
          <table:table-cell table:formula="of:=[.B12] &amp; &quot;-&quot; &amp; [.C12] &amp; &quot;-&quot; &amp; [.D12]" office:value-type="string" office:string-value="10011--Harket, Waaktaar &amp; Furuholmen Studios" calcext:value-type="string">
            <text:p>10011--Harket, Waaktaar &amp; Furuholmen Studios</text:p>
          </table:table-cell>
          <table:table-cell office:value-type="float" office:value="10011" calcext:value-type="float">
            <text:p>10011</text:p>
          </table:table-cell>
          <table:table-cell/>
          <table:table-cell office:value-type="string" calcext:value-type="string">
            <text:p>Harket, Waaktaar &amp; Furuholmen Studios</text:p>
          </table:table-cell>
          <table:table-cell table:style-name="ce28" office:value-type="string" calcext:value-type="string">
            <text:p>Prinsens gate 13</text:p>
          </table:table-cell>
          <table:table-cell table:style-name="ce31" office:value-type="string" calcext:value-type="string">
            <text:p>0152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NORWEGEN</text:p>
          </table:table-cell>
          <table:table-cell table:number-columns-repeated="56"/>
        </table:table-row>
        <table:table-row table:style-name="ro1">
          <table:table-cell table:formula="of:=[.B13] &amp; &quot;-&quot; &amp; [.C13] &amp; &quot;-&quot; &amp; [.D13]" office:value-type="string" office:string-value="10012-Herr Heinz Georg Kramm-Feinkost Stern e.K." calcext:value-type="string">
            <text:p>10012-Herr Heinz Georg Kramm-Feinkost Stern e.K.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Herr Heinz Georg Kramm</text:p>
          </table:table-cell>
          <table:table-cell office:value-type="string" calcext:value-type="string">
            <text:p>Feinkost Stern e.K.</text:p>
          </table:table-cell>
          <table:table-cell office:value-type="string" calcext:value-type="string">
            <text:p>Fiebergasse 3</text:p>
          </table:table-cell>
          <table:table-cell office:value-type="float" office:value="53902" calcext:value-type="float">
            <text:p>53902</text:p>
          </table:table-cell>
          <table:table-cell office:value-type="string" calcext:value-type="string">
            <text:p>Bad Münstereifel</text:p>
          </table:table-cell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B14] &amp; &quot;-&quot; &amp; [.C14] &amp; &quot;-&quot; &amp; [.D14]" office:value-type="string" office:string-value="10013--" calcext:value-type="string">
            <text:p>10013--</text:p>
          </table:table-cell>
          <table:table-cell office:value-type="float" office:value="10013" calcext:value-type="float">
            <text:p>10013</text:p>
          </table:table-cell>
          <table:table-cell table:number-columns-repeated="62"/>
        </table:table-row>
        <table:table-row table:style-name="ro1">
          <table:table-cell table:formula="of:=[.B15] &amp; &quot;-&quot; &amp; [.C15] &amp; &quot;-&quot; &amp; [.D15]" office:value-type="string" office:string-value="10014--" calcext:value-type="string">
            <text:p>10014--</text:p>
          </table:table-cell>
          <table:table-cell office:value-type="float" office:value="10014" calcext:value-type="float">
            <text:p>10014</text:p>
          </table:table-cell>
          <table:table-cell table:number-columns-repeated="62"/>
        </table:table-row>
        <table:table-row table:style-name="ro1">
          <table:table-cell table:formula="of:=[.B16] &amp; &quot;-&quot; &amp; [.C16] &amp; &quot;-&quot; &amp; [.D16]" office:value-type="string" office:string-value="10015--" calcext:value-type="string">
            <text:p>10015--</text:p>
          </table:table-cell>
          <table:table-cell office:value-type="float" office:value="10015" calcext:value-type="float">
            <text:p>10015</text:p>
          </table:table-cell>
          <table:table-cell table:number-columns-repeated="62"/>
        </table:table-row>
        <table:table-row table:style-name="ro1">
          <table:table-cell table:formula="of:=[.B17] &amp; &quot;-&quot; &amp; [.C17] &amp; &quot;-&quot; &amp; [.D17]" office:value-type="string" office:string-value="10016--" calcext:value-type="string">
            <text:p>10016--</text:p>
          </table:table-cell>
          <table:table-cell office:value-type="float" office:value="10016" calcext:value-type="float">
            <text:p>10016</text:p>
          </table:table-cell>
          <table:table-cell table:number-columns-repeated="62"/>
        </table:table-row>
        <table:table-row table:style-name="ro1">
          <table:table-cell table:formula="of:=[.B18] &amp; &quot;-&quot; &amp; [.C18] &amp; &quot;-&quot; &amp; [.D18]" office:value-type="string" office:string-value="10017--" calcext:value-type="string">
            <text:p>10017--</text:p>
          </table:table-cell>
          <table:table-cell office:value-type="float" office:value="10017" calcext:value-type="float">
            <text:p>10017</text:p>
          </table:table-cell>
          <table:table-cell table:number-columns-repeated="62"/>
        </table:table-row>
        <table:table-row table:style-name="ro1">
          <table:table-cell table:formula="of:=[.B19] &amp; &quot;-&quot; &amp; [.C19] &amp; &quot;-&quot; &amp; [.D19]" office:value-type="string" office:string-value="10018--" calcext:value-type="string">
            <text:p>10018--</text:p>
          </table:table-cell>
          <table:table-cell office:value-type="float" office:value="10018" calcext:value-type="float">
            <text:p>10018</text:p>
          </table:table-cell>
          <table:table-cell table:number-columns-repeated="62"/>
        </table:table-row>
        <table:table-row table:style-name="ro1">
          <table:table-cell table:formula="of:=[.B20] &amp; &quot;-&quot; &amp; [.C20] &amp; &quot;-&quot; &amp; [.D20]" office:value-type="string" office:string-value="10019--" calcext:value-type="string">
            <text:p>10019--</text:p>
          </table:table-cell>
          <table:table-cell office:value-type="float" office:value="10019" calcext:value-type="float">
            <text:p>10019</text:p>
          </table:table-cell>
          <table:table-cell table:number-columns-repeated="62"/>
        </table:table-row>
        <table:table-row table:style-name="ro1">
          <table:table-cell table:formula="of:=[.B21] &amp; &quot;-&quot; &amp; [.C21] &amp; &quot;-&quot; &amp; [.D21]" office:value-type="string" office:string-value="10020--" calcext:value-type="string">
            <text:p>10020--</text:p>
          </table:table-cell>
          <table:table-cell office:value-type="float" office:value="10020" calcext:value-type="float">
            <text:p>10020</text:p>
          </table:table-cell>
          <table:table-cell table:number-columns-repeated="62"/>
        </table:table-row>
        <table:table-row table:style-name="ro1">
          <table:table-cell table:formula="of:=[.B22] &amp; &quot;-&quot; &amp; [.C22] &amp; &quot;-&quot; &amp; [.D22]" office:value-type="string" office:string-value="10021--" calcext:value-type="string">
            <text:p>10021--</text:p>
          </table:table-cell>
          <table:table-cell office:value-type="float" office:value="10021" calcext:value-type="float">
            <text:p>10021</text:p>
          </table:table-cell>
          <table:table-cell table:number-columns-repeated="62"/>
        </table:table-row>
        <table:table-row table:style-name="ro1">
          <table:table-cell table:formula="of:=[.B23] &amp; &quot;-&quot; &amp; [.C23] &amp; &quot;-&quot; &amp; [.D23]" office:value-type="string" office:string-value="10022--" calcext:value-type="string">
            <text:p>10022--</text:p>
          </table:table-cell>
          <table:table-cell office:value-type="float" office:value="10022" calcext:value-type="float">
            <text:p>10022</text:p>
          </table:table-cell>
          <table:table-cell table:number-columns-repeated="62"/>
        </table:table-row>
        <table:table-row table:style-name="ro1">
          <table:table-cell table:formula="of:=[.B24] &amp; &quot;-&quot; &amp; [.C24] &amp; &quot;-&quot; &amp; [.D24]" office:value-type="string" office:string-value="10023--" calcext:value-type="string">
            <text:p>10023--</text:p>
          </table:table-cell>
          <table:table-cell office:value-type="float" office:value="10023" calcext:value-type="float">
            <text:p>10023</text:p>
          </table:table-cell>
          <table:table-cell table:number-columns-repeated="62"/>
        </table:table-row>
        <table:table-row table:style-name="ro1">
          <table:table-cell table:formula="of:=[.B25] &amp; &quot;-&quot; &amp; [.C25] &amp; &quot;-&quot; &amp; [.D25]" office:value-type="string" office:string-value="10024--" calcext:value-type="string">
            <text:p>10024--</text:p>
          </table:table-cell>
          <table:table-cell office:value-type="float" office:value="10024" calcext:value-type="float">
            <text:p>10024</text:p>
          </table:table-cell>
          <table:table-cell table:number-columns-repeated="62"/>
        </table:table-row>
        <table:table-row table:style-name="ro1">
          <table:table-cell table:formula="of:=[.B26] &amp; &quot;-&quot; &amp; [.C26] &amp; &quot;-&quot; &amp; [.D26]" office:value-type="string" office:string-value="10025--" calcext:value-type="string">
            <text:p>10025--</text:p>
          </table:table-cell>
          <table:table-cell office:value-type="float" office:value="10025" calcext:value-type="float">
            <text:p>10025</text:p>
          </table:table-cell>
          <table:table-cell table:number-columns-repeated="62"/>
        </table:table-row>
        <table:table-row table:style-name="ro1">
          <table:table-cell table:formula="of:=[.B27] &amp; &quot;-&quot; &amp; [.C27] &amp; &quot;-&quot; &amp; [.D27]" office:value-type="string" office:string-value="10026--" calcext:value-type="string">
            <text:p>10026--</text:p>
          </table:table-cell>
          <table:table-cell office:value-type="float" office:value="10026" calcext:value-type="float">
            <text:p>10026</text:p>
          </table:table-cell>
          <table:table-cell table:number-columns-repeated="62"/>
        </table:table-row>
        <table:table-row table:style-name="ro1">
          <table:table-cell table:formula="of:=[.B28] &amp; &quot;-&quot; &amp; [.C28] &amp; &quot;-&quot; &amp; [.D28]" office:value-type="string" office:string-value="10027--" calcext:value-type="string">
            <text:p>10027--</text:p>
          </table:table-cell>
          <table:table-cell office:value-type="float" office:value="10027" calcext:value-type="float">
            <text:p>10027</text:p>
          </table:table-cell>
          <table:table-cell table:number-columns-repeated="62"/>
        </table:table-row>
        <table:table-row table:style-name="ro1">
          <table:table-cell table:formula="of:=[.B29] &amp; &quot;-&quot; &amp; [.C29] &amp; &quot;-&quot; &amp; [.D29]" office:value-type="string" office:string-value="10028--" calcext:value-type="string">
            <text:p>10028--</text:p>
          </table:table-cell>
          <table:table-cell office:value-type="float" office:value="10028" calcext:value-type="float">
            <text:p>10028</text:p>
          </table:table-cell>
          <table:table-cell table:number-columns-repeated="62"/>
        </table:table-row>
        <table:table-row table:style-name="ro1">
          <table:table-cell table:formula="of:=[.B30] &amp; &quot;-&quot; &amp; [.C30] &amp; &quot;-&quot; &amp; [.D30]" office:value-type="string" office:string-value="10029--" calcext:value-type="string">
            <text:p>10029--</text:p>
          </table:table-cell>
          <table:table-cell office:value-type="float" office:value="10029" calcext:value-type="float">
            <text:p>10029</text:p>
          </table:table-cell>
          <table:table-cell table:number-columns-repeated="62"/>
        </table:table-row>
        <table:table-row table:style-name="ro1">
          <table:table-cell table:formula="of:=[.B31] &amp; &quot;-&quot; &amp; [.C31] &amp; &quot;-&quot; &amp; [.D31]" office:value-type="string" office:string-value="10030--" calcext:value-type="string">
            <text:p>10030--</text:p>
          </table:table-cell>
          <table:table-cell office:value-type="float" office:value="10030" calcext:value-type="float">
            <text:p>1003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****************************************************************</text:p>
          </table:table-cell>
          <table:table-cell table:number-columns-repeated="63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mmdaten" table:style-name="ta1">
        <table:table-column table:style-name="co16" table:default-cell-style-name="ce26"/>
        <table:table-column table:style-name="co5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5" table:default-cell-style-name="ce29"/>
        <table:table-column table:style-name="co5" table:default-cell-style-name="ce26"/>
        <table:table-column table:style-name="co15" table:default-cell-style-name="ce26"/>
        <table:table-column table:style-name="co5" table:number-columns-repeated="56" table:default-cell-style-name="ce26"/>
        <table:table-row table:style-name="ro1">
          <table:table-cell office:value-type="string" calcext:value-type="string">
            <text:p>Jahr</text:p>
          </table:table-cell>
          <table:table-cell office:value-type="float" office:value="2021" calcext:value-type="float">
            <text:p>20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rster Monat: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St-Satz</text:p>
          </table:table-cell>
          <table:table-cell office:value-type="float" office:value="19" calcext:value-type="float">
            <text:p>19</text:p>
          </table:table-cell>
          <table:table-cell table:number-columns-repeated="62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erstermonat" table:base-cell-address="$Stammdaten.$B$2" table:cell-range-address="$Stammdaten.$B$2"/>
        <table:named-range table:name="jahr" table:base-cell-address="$Stammdaten.$B$1" table:cell-range-address="$Stammdaten.$B$1"/>
        <table:named-range table:name="Kunden" table:base-cell-address="$Kunden.$D$17" table:cell-range-address="$Kunden.$A$1:.$I$31"/>
        <table:named-range table:name="UStSatz" table:base-cell-address="$Stammdaten.$A$4" table:cell-range-address="$Stammdaten.$B$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.00.0000</text:date>, <text:time style:data-style-name="N2" text:time-value="14:32:14.66308292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10-01T19:58:30.889251907</meta:creation-date>
    <dc:date>2025-03-16T20:49:00.455318486</dc:date>
    <meta:editing-duration>PT20H53M18S</meta:editing-duration>
    <meta:editing-cycles>36</meta:editing-cycles>
    <meta:generator>LibreOffice/25.2.1.2$Linux_X86_64 LibreOffice_project/d3abf4aee5fd705e4a92bba33a32f40bc4e56f49</meta:generator>
    <meta:document-statistic meta:table-count="3" meta:cell-count="455" meta:object-count="0"/>
  </office:meta>
</office:document-meta>
</file>